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44cm"/>
    </style:style>
    <style:style style:name="co2" style:family="table-column">
      <style:table-column-properties fo:break-before="auto" style:column-width="12.056cm"/>
    </style:style>
    <style:style style:name="co3" style:family="table-column">
      <style:table-column-properties fo:break-before="auto" style:column-width="12.204cm"/>
    </style:style>
    <style:style style:name="co4" style:family="table-column">
      <style:table-column-properties fo:break-before="auto" style:column-width="9.9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nnée</text:p>
          </table:table-cell>
          <table:table-cell table:style-name="ce4" office:value-type="string" calcext:value-type="string">
            <text:p>Title</text:p>
          </table:table-cell>
          <table:table-cell table:style-name="ce1" office:value-type="string" calcext:value-type="string">
            <text:p>Source </text:p>
          </table:table-cell>
          <table:table-cell table:style-name="ce1" office:value-type="string" calcext:value-type="string">
            <text:p>PDF</text:p>
          </table:table-cell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string" calcext:value-type="string">
            <text:p>Variational Direct Modeling: A framework towards integration of parametric modeling and direct modeling in CAD</text:p>
          </table:table-cell>
          <table:table-cell office:value-type="string" calcext:value-type="string">
            <text:p> <text:a xlink:href="https://www.sciencedirect.com/science/article/abs/pii/S0010448522001981" xlink:type="simple">https://www.sciencedirect.com/science/article/abs/pii/S0010448522001981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Variational design for a structural family of CAD models</text:p>
          </table:table-cell>
          <table:table-cell table:style-name="ce7" office:value-type="string" calcext:value-type="string">
            <text:p><text:a xlink:href="https://arxiv.org/abs/2201.02926" xlink:type="simple">https://arxiv.org/abs/2201.02926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arametric/direct CAD integration</text:p>
          </table:table-cell>
          <table:table-cell table:style-name="ce7" office:value-type="string" calcext:value-type="string">
            <text:p><text:a xlink:href="https://arxiv.org/abs/2203.02252" xlink:type="simple">https://arxiv.org/abs/2203.02252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Variational direct modeling for computer-aided design</text:p>
          </table:table-cell>
          <table:table-cell table:style-name="ce7" office:value-type="string" calcext:value-type="string">
            <text:p><text:a xlink:href="https://open.library.ubc.ca/media/stream/pdf/24/1.0379562/3" xlink:type="simple">https://open.library.ubc.ca/media/stream/pdf/24/1.0379562/3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ComplexGen: CAD Reconstruction by B-Rep Chain Complex Generation</text:p>
          </table:table-cell>
          <table:table-cell table:style-name="ce7" office:value-type="string" calcext:value-type="string">
            <text:p><text:a xlink:href="https://arxiv.org/abs/2205.14573" xlink:type="simple">https://arxiv.org/abs/2205.14573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Towards computing complete parameter ranges in parametric modeling</text:p>
          </table:table-cell>
          <table:table-cell table:style-name="ce7" office:value-type="string" calcext:value-type="string">
            <text:p>https://arxiv.org/abs/2206.086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Automatic shape adaptation scheme planning for CAD models in direct modeling</text:p>
          </table:table-cell>
          <table:table-cell office:value-type="string" calcext:value-type="string">
            <text:p>https://www.sciencedirect.com/science/article/abs/pii/S0010448522001385</text:p>
          </table:table-cell>
          <table:table-cell table:style-name="ce7" office:value-type="string" calcext:value-type="string">
            <text:p>https://odebuplus.univ-poitiers.fr/discovery/openurl?institution=33UDP_INST&amp;vid=33UDP_INST:33UDP&amp;volume=153&amp;date=2022&amp;aulast=Pan&amp;issn=0010-4485&amp;spage=103405&amp;id=doi:10.1016%2Fj.cad.2022.103405&amp;auinit=W&amp;title=Computer-aided%20design%20%5Be-journal%5D.&amp;atitle=Automatic%20shape%20adaptation%20scheme%20planning%20for%20CAD%20models%20in%20direct%20modeling&amp;sid=goog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Reconstructing editable prismatic CAD from rounded voxel models</text:p>
          </table:table-cell>
          <table:table-cell table:style-name="ce7" office:value-type="string" calcext:value-type="string">
            <text:p>https://arxiv.org/abs/2209.011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Differentiable 3D CAD Programs for Bidirectional Editing</text:p>
          </table:table-cell>
          <table:table-cell table:style-name="ce7" office:value-type="string" calcext:value-type="string">
            <text:p>https://onlinelibrary.wiley.com/doi/10.1111/cgf.1447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Integrated Design Intent of 3D Parametric Models</text:p>
          </table:table-cell>
          <table:table-cell office:value-type="string" calcext:value-type="string">
            <text:p><text:a xlink:href="https://www.sciencedirect/" xlink:type="simple">https://www.sciencedirect</text:a>.com/science/article/abs/pii/S0010448522000033</text:p>
          </table:table-cell>
          <table:table-cell table:style-name="ce7" office:value-type="string" calcext:value-type="string">
            <text:p>https://odebuplus.univ-poitiers.fr/discovery/openurl?institution=33UDP_INST&amp;vid=33UDP_INST:33UDP&amp;volume=146&amp;date=2022&amp;aulast=Kyratzi&amp;issn=0010-4485&amp;spage=103198&amp;id=doi:10.1016%2Fj.cad.2022.103198&amp;auinit=S&amp;title=Computer-aided%20design%20%5Be-journal%5D.&amp;atitle=Integrated%20Design%20Intent%20of%203D%20Parametric%20Models&amp;sid=goog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CAD Model Details via Curved Knot Lines and Truncated Powers</text:p>
          </table:table-cell>
          <table:table-cell table:style-name="ce7" office:value-type="string" calcext:value-type="string">
            <text:p>https://www.sciencedirect.com/science/article/pii/S001044852100148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Construction of IGA-suitable Volume Parametric Models by the Segmentation–Mapping–Merging Mechanism of Design Features</text:p>
          </table:table-cell>
          <table:table-cell office:value-type="string" calcext:value-type="string">
            <text:p><text:a xlink:href="https://www.sciencedirect.com/science/article/abs/pii/S0010448522000252" xlink:type="simple">https://www.sciencedirect.com/science/article/abs/pii/S0010448522000252</text:a></text:p>
          </table:table-cell>
          <table:table-cell table:style-name="ce7" office:value-type="string" calcext:value-type="string">
            <text:p>https://odebuplus.univ-poitiers.fr/discovery/openurl?institution=33UDP_INST&amp;vid=33UDP_INST:33UDP&amp;volume=146&amp;date=2022&amp;aulast=Chen&amp;issn=0010-4485&amp;spage=103228&amp;id=doi:10.1016%2Fj.cad.2022.103228&amp;auinit=L&amp;title=Computer-aided%20design%20%5Be-journal%5D.&amp;atitle=Construction%20of%20IGA-suitable%20Volume%20Parametric%20Models%20by%20the%20Segmentation%E2%80%93Mapping%E2%80%93Merging%20Mechanism%20of%20Design%20Features&amp;sid=google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Automated Lofting-Based Reconstruction of CAD Models from 3D Topology Optimization Results</text:p>
          </table:table-cell>
          <table:table-cell office:value-type="string" calcext:value-type="string">
            <text:p>https://www.sciencedirect.com/science/article/abs/pii/S0010448521001822</text:p>
          </table:table-cell>
          <table:table-cell table:style-name="ce7" office:value-type="string" calcext:value-type="string">
            <text:p>https://odebuplus.univ-poitiers.fr/discovery/openurl?institution=33UDP_INST&amp;vid=33UDP_INST:33UDP&amp;volume=145&amp;date=2022&amp;aulast=Amroune&amp;issn=0010-4485&amp;spage=103183&amp;id=doi:10.1016%2Fj.cad.2021.103183&amp;auinit=A&amp;title=Computer-aided%20design%20%5Be-journal%5D.&amp;atitle=Automated%20lofting-based%20reconstruction%20of%20CAD%20models%20from%203D%20topology%20optimization%20results&amp;sid=goog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ropagating Design Updates to Structured Analysis Meshes</text:p>
          </table:table-cell>
          <table:table-cell table:style-name="ce7" office:value-type="string" calcext:value-type="string">
            <text:p>https://www.sciencedirect.com/science/article/pii/S001044852200133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Three-Dimensional Digital Modeling and Simulation of Virtual Reality Scene Using CAD Data</text:p>
          </table:table-cell>
          <table:table-cell table:style-name="ce7" office:value-type="string" calcext:value-type="string">
            <text:p><text:a xlink:href="https://www.cad-journal.net/files/vol_19/CAD_19(S5)_2022_143-154.pdf" xlink:type="simple">https://www.cad-journal.net/files/vol_19/CAD_19(S5)_2022_143-154.pdf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ree2CAD: parsing freehand drawings into CAD commands</text:p>
          </table:table-cell>
          <table:table-cell table:style-name="ce7" office:value-type="string" calcext:value-type="string">
            <text:p>https://dl.acm.org/doi/10.1145/3528223.35301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ComplexGen: CAD reconstruction by B-rep chain complex generation</text:p>
          </table:table-cell>
          <table:table-cell table:style-name="ce7" office:value-type="string" calcext:value-type="string">
            <text:p>https://dl.acm.org/doi/10.1145/3528223.353007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Integrated Design Intent of 3D Parametric Models</text:p>
          </table:table-cell>
          <table:table-cell table:style-name="ce8" office:value-type="string" calcext:value-type="string">
            <text:p><text:a xlink:href="https://www.sciencedirect.com/science/article/abs/pii/S0010448522000033" xlink:type="simple">https://www.sciencedirect.com/science/article/abs/pii/S0010448522000033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Shape Embedding: A Means of Superimposing Alternative Design Descriptions on Shape Models</text:p>
          </table:table-cell>
          <table:table-cell table:style-name="ce7" office:value-type="string" calcext:value-type="string">
            <text:p>https://www.sciencedirect.com/science/article/pii/S001044852200114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How Does the Modeling Strategy Influence Design Optimization and the Automatic Generation of Parametric Geometry Variations?</text:p>
          </table:table-cell>
          <table:table-cell office:value-type="string" calcext:value-type="string">
            <text:p><text:a xlink:href="https://www.sciencedirect.com/science/article/abs/pii/S0010448522001130" xlink:type="simple">https://www.sciencedirect.com/science/article/abs/pii/S0010448522001130</text:a></text:p>
          </table:table-cell>
          <table:table-cell table:style-name="ce7" office:value-type="string" calcext:value-type="string">
            <text:p><text:a xlink:href="https://www.researchgate.net/profile/Aritz-Aranburu/publication/360007420_How_Does_the_Modeling_Strategy_Influence_Design_Optimization_and_the_Automatic_Generation_of_Parametric_Geometry_Variations/links/62b44793dc817901fc74c6da/How-Does-the-Modeling-Strategy-Influence-Design-Optimization-and-the-Automatic-Generation-of-Parametric-Geometry-Variations.pdf" xlink:type="simple">https://www.researchgate.net/profile/Aritz-Aranburu/publication/360007420_How_Does_the_Modeling_Strategy_Influence_Design_Optimization_and_the_Automatic_Generation_of_Parametric_Geometry_Variations/links/62b44793dc817901fc74c6da/How-Does-the-Modeling-Strategy-Influence-Design-Optimization-and-the-Automatic-Generation-of-Parametric-Geometry-Variations.pdf</text:a>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Application of tensor factorisation for CAE model preparation from CAD assembly models</text:p>
          </table:table-cell>
          <table:table-cell table:style-name="ce7" office:value-type="string" calcext:value-type="string">
            <text:p>https://www.sciencedirect.com/science/article/pii/S001044852200117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6" office:value-type="string" calcext:value-type="string">
            <text:p>Automatic Update of Feature Model After Direct Modeling Operation </text:p>
          </table:table-cell>
          <table:table-cell table:style-name="ce7" office:value-type="string" calcext:value-type="string">
            <text:p>https://www.cad-journal.net/files/vol_18/CAD_18(1)_2021_170-185.pdf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utomated 3D solid reconstruction from 2D CAD using OpenCV</text:p>
          </table:table-cell>
          <table:table-cell table:style-name="ce7" office:value-type="string" calcext:value-type="string">
            <text:p>https://arxiv.org/abs/2101.0424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Graphical Modelling with Computer Extended Descriptive Geometry (CeDG): Description and Comparison with CAD</text:p>
          </table:table-cell>
          <table:table-cell table:style-name="ce7" office:value-type="string" calcext:value-type="string">
            <text:p>https://www.cad-journal.net/files/vol_18/CAD_18(2)_2021_272-284.pdf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Integrating deep learning into CAD/CAE system: generative design and evaluation of 3D conceptual wheel</text:p>
          </table:table-cell>
          <table:table-cell table:style-name="ce7" office:value-type="string" calcext:value-type="string">
            <text:p><text:a xlink:href="http://www.smartdesignlab.org/papers/KangSMO2021.pdf" xlink:type="simple">http://www.smartdesignlab.org/papers/KangSMO2021.pdf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Augmented Reality for CAD-CAM Training Featuring 3D Interactive Geometric Transformations</text:p>
          </table:table-cell>
          <table:table-cell table:style-name="ce7" office:value-type="string" calcext:value-type="string">
            <text:p><text:a xlink:href="https://www.cad-journal.net/files/vol_18/CAD_18(3)_2021_561-570.pdf" xlink:type="simple">https://www.cad-journal.net/files/vol_18/CAD_18(3)_2021_561-570.pdf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The Cost of Change in Parametric Modeling: A Roadmap</text:p>
          </table:table-cell>
          <table:table-cell table:style-name="ce7" office:value-type="string" calcext:value-type="string">
            <text:p><text:a xlink:href="https://www.cad-journal.net/files/vol_18/CAD_18(3)_2021_634-643.pdf" xlink:type="simple">https://www.cad-journal.net/files/vol_18/CAD_18(3)_2021_634-643.pdf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Quasi-structured quadrilateral meshing in Gmsh -- a robust pipeline for complex CAD models</text:p>
          </table:table-cell>
          <table:table-cell table:style-name="ce7" office:value-type="string" calcext:value-type="string">
            <text:p><text:a xlink:href="https://arxiv.org/abs/2103.04652" xlink:type="simple">https://arxiv.org/abs/2103.04652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Reusability and Flexibility in Parametric Surface-based Models: A Review of Modelling Strategies</text:p>
          </table:table-cell>
          <table:table-cell table:style-name="ce7" office:value-type="string" calcext:value-type="string">
            <text:p><text:a xlink:href="https://www.cad-journal.net/files/vol_18/CAD_18(4)_2021_864-874.pdf" xlink:type="simple">https://www.cad-journal.net/files/vol_18/CAD_18(4)_2021_864-874.pdf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Inferring CAD Modeling Sequences Using Zone Graphs</text:p>
          </table:table-cell>
          <table:table-cell office:value-type="string" calcext:value-type="string">
            <text:p>https://ieeexplore.ieee.org/xpl/conhome/9577055/proceeding</text:p>
          </table:table-cell>
          <table:table-cell table:style-name="ce7" office:value-type="string" calcext:value-type="string">
            <text:p><text:a xlink:href="https://arxiv.org/abs/2104.03900" xlink:type="simple">https://arxiv.org/abs/2104.03900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ngineering Sketch Generation for Computer-Aided Design</text:p>
          </table:table-cell>
          <table:table-cell office:value-type="string" calcext:value-type="string">
            <text:p>https://ieeexplore.ieee.org/xpl/conhome/9522011/proceeding</text:p>
          </table:table-cell>
          <table:table-cell table:style-name="ce7" office:value-type="string" calcext:value-type="string">
            <text:p><text:a xlink:href="https://arxiv.org/abs/2104.09621" xlink:type="simple">https://arxiv.org/abs/2104.09621</text:a>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AutoMate: A Dataset and Learning Approach for Automatic Mating of CAD Assemblies</text:p>
          </table:table-cell>
          <table:table-cell office:value-type="string" calcext:value-type="string">
            <text:p><text:a xlink:href="https://dl.acm.org/doi/10.1145/3478513.3480562" xlink:type="simple">https://dl.acm.org/doi/10.1145/3478513.3480562</text:a></text:p>
          </table:table-cell>
          <table:table-cell table:style-name="ce7" office:value-type="string" calcext:value-type="string">
            <text:p>https://arxiv.org/abs/2105.1223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ketchGen: Generating Constrained CAD Sketches</text:p>
          </table:table-cell>
          <table:table-cell office:value-type="string" calcext:value-type="string">
            <text:p>https://proceedings.neurips.cc/paper/2021</text:p>
          </table:table-cell>
          <table:table-cell table:style-name="ce7" office:value-type="string" calcext:value-type="string">
            <text:p><text:a xlink:href="https://proceedings.neurips.cc/paper/2021/file/28891cb4ab421830acc36b1f5fd6c91e-Paper.pdf" xlink:type="simple">https://proceedings.neurips.cc/paper/2021/file/28891cb4ab421830acc36b1f5fd6c91e-Paper.pdf</text:a>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Towards Learning Geometric Transformations through Play: An AR-powered approach</text:p>
          </table:table-cell>
          <table:table-cell office:value-type="string" calcext:value-type="string">
            <text:p>https://dl.acm.org/doi/proceedings/10.1145/3463914</text:p>
          </table:table-cell>
          <table:table-cell table:style-name="ce7" office:value-type="string" calcext:value-type="string">
            <text:p>https://dl.acm.org/doi/10.1145/3463914.3463915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<text:s/>Feature Lines Modification Based on As-Stiff-As-Needed Surface Deformation </text:p>
          </table:table-cell>
          <table:table-cell table:style-name="ce7" office:value-type="string" calcext:value-type="string">
            <text:p><text:a xlink:href="https://dl.acm.org/doi/10.1016/j.cad.2021.103070" xlink:type="simple">https://dl.acm.org/doi/10.1016/j.cad.2021.103070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Generation of High-Order Coarse Quad Meshes on CAD Models via Integer Linear Programming</text:p>
          </table:table-cell>
          <table:table-cell table:style-name="ce7" office:value-type="string" calcext:value-type="string">
            <text:p><text:a xlink:href="https://arc.aiaa.org/doi/10.2514/6.2021-2991" xlink:type="simple">https://arc.aiaa.org/doi/10.2514/6.2021-2991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A constraint redundancy elimination strategy to improve design reuse in parametric modeling</text:p>
          </table:table-cell>
          <table:table-cell office:value-type="string" calcext:value-type="string">
            <text:p><text:a xlink:href="https://www.sciencedirect.com/science/article/abs/pii/S0166361521000671" xlink:type="simple">https://www.sciencedirect.com/science/article/abs/pii/S0166361521000671</text:a></text:p>
          </table:table-cell>
          <table:table-cell table:style-name="ce7" office:value-type="string" calcext:value-type="string">
            <text:p><text:a xlink:href="https://odebuplus.univ-poitiers.fr/discovery/search?query=any,contains,%22A%20constraint%20redundancy%20elimination%20strategy%20to%20improve%20design%20reuse%20in%20parametric%20modeling%22&amp;tab=Everything&amp;search_scope=MyInst_and_CI&amp;vid=33UDP_INST:33UDP&amp;offset=0" xlink:type="simple">https://odebuplus.univ-poitiers.fr/discovery/search?query=any,contains,%22A%20constraint%20redundancy%20elimination%20strategy%20to%20improve%20design%20reuse%20in%20parametric%20modeling%22&amp;tab=Everything&amp;search_scope=MyInst_and_CI&amp;vid=33UDP_INST:33UDP&amp;offset=0</text:a>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HybridSDF: Combining Deep Implicit Shapes and Geometric Primitives for 3D Shape Representation and Manipulation</text:p>
          </table:table-cell>
          <table:table-cell table:style-name="ce7" office:value-type="string" calcext:value-type="string">
            <text:p><text:a xlink:href="https://infoscience.epfl.ch/record/298060/files/vasutalabot2022hybridsdf.pdf" xlink:type="simple">https://infoscience.epfl.ch/record/298060/files/vasutalabot2022hybridsdf.pdf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Differentiable 3D CAD Programs for Bidirectional Editing</text:p>
          </table:table-cell>
          <table:table-cell table:style-name="ce7" office:value-type="string" calcext:value-type="string">
            <text:p><text:a xlink:href="https://onlinelibrary.wiley.com/doi/10.1111/cgf.14476?af=R" xlink:type="simple">https://onlinelibrary.wiley.com/doi/10.1111/cgf.14476?af=R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On the Role of Geometric Constraints to Support Design Intent Communication and Model Reusability</text:p>
          </table:table-cell>
          <table:table-cell table:style-name="ce7" office:value-type="string" calcext:value-type="string">
            <text:p><text:a xlink:href="https://www.cad-journal.net/files/vol_17/CAD_17(1)_2020_61-76.pdf" xlink:type="simple">https://www.cad-journal.net/files/vol_17/CAD_17(1)_2020_61-76.pdf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Point-Oriented Persistent Identification of Entities for Exchanging Parametric CAD Data</text:p>
          </table:table-cell>
          <table:table-cell table:style-name="ce7" office:value-type="string" calcext:value-type="string">
            <text:p><text:a xlink:href="https://www.cad-journal.net/files/vol_17/CAD_17(2)_2020_274-287.pdf" xlink:type="simple">https://www.cad-journal.net/files/vol_17/CAD_17(2)_2020_274-287.pdf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 Critical Review of Feature Recognition Techniques</text:p>
          </table:table-cell>
          <table:table-cell table:style-name="ce7" office:value-type="string" calcext:value-type="string">
            <text:p><text:a xlink:href="https://www.cad-journal.net/files/vol_17/CAD_17(5)_2020_861-899.pdf" xlink:type="simple">https://www.cad-journal.net/files/vol_17/CAD_17(5)_2020_861-899.pdf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nomaly Detection and Prototype Selection Using Polyhedron Curvature</text:p>
          </table:table-cell>
          <table:table-cell table:style-name="ce7" office:value-type="string" calcext:value-type="string">
            <text:p><text:a xlink:href="https://link.springer.com/chapter/10.1007/978-3-030-47358-7_23" xlink:type="simple">https://link.springer.com/chapter/10.1007/978-3-030-47358-7_23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eshfree CAD-CAE Integration through Immersed B-rep model and Enriched Isogeometric Analysis</text:p>
          </table:table-cell>
          <table:table-cell table:style-name="ce7" office:value-type="string" calcext:value-type="string">
            <text:p><text:a xlink:href="https://www.cad-journal.net/files/vol_17/CAD_17(6)_2020_1193-1214.pdf" xlink:type="simple">https://www.cad-journal.net/files/vol_17/CAD_17(6)_2020_1193-1214.pdf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Reconfigurable 3D CAD Feature Recognition Supporting Confluent n-Dimensional Topologies and Geometric Filters for Prismatic and Curved Models</text:p>
          </table:table-cell>
          <table:table-cell table:style-name="ce7" office:value-type="string" calcext:value-type="string">
            <text:p><text:a xlink:href="https://www.mdpi.com/2227-7390/8/8/1356" xlink:type="simple">https://www.mdpi.com/2227-7390/8/8/1356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ketch2CAD: Sequential CAD Modeling by Sketching in Context</text:p>
          </table:table-cell>
          <table:table-cell office:value-type="string" calcext:value-type="string">
            <text:p><text:a xlink:href="https://dl.acm.org/doi/10.1145/3414685.3417807" xlink:type="simple">https://dl.acm.org/doi/10.1145/3414685.3417807</text:a></text:p>
          </table:table-cell>
          <table:table-cell table:style-name="ce7" office:value-type="string" calcext:value-type="string">
            <text:p>https://arxiv.org/abs/2009.049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Interactive Programming for Parametric CAD</text:p>
          </table:table-cell>
          <table:table-cell table:style-name="ce7" office:value-type="string" calcext:value-type="string">
            <text:p><text:a xlink:href="https://onlinelibrary.wiley.com/doi/10.1111/cgf.14046" xlink:type="simple">https://onlinelibrary.wiley.com/doi/10.1111/cgf.14046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usion 360 Gallery: A Dataset and Environment for Programmatic CAD Construction from Human Design Sequences</text:p>
          </table:table-cell>
          <table:table-cell table:style-name="ce7" office:value-type="string" calcext:value-type="string">
            <text:p><text:a xlink:href="https://dl.acm.org/doi/10.1145/3450626.3459818" xlink:type="simple">https://dl.acm.org/doi/10.1145/3450626.3459818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n approach to feature moving of hexahedral mesh</text:p>
          </table:table-cell>
          <table:table-cell office:value-type="string" calcext:value-type="string">
            <text:p><text:a xlink:href="https://www.sciencedirect.com/science/article/abs/pii/S0010448518305207" xlink:type="simple">https://www.sciencedirect.com/science/article/abs/pii/S0010448518305207</text:a></text:p>
          </table:table-cell>
          <table:table-cell table:style-name="ce7" office:value-type="string" calcext:value-type="string">
            <text:p><text:a xlink:href="https://odebuplus.univ-poitiers.fr/discovery/search?query=any,contains,%22An%20approach%20to%20feature%20moving%20of%20hexahedral%20mesh%22&amp;tab=Everything&amp;search_scope=MyInst_and_CI&amp;vid=33UDP_INST:33UDP&amp;offset=0" xlink:type="simple">https://odebuplus.univ-poitiers.fr/discovery/search?query=any,contains,%22An%20approach%20to%20feature%20moving%20of%20hexahedral%20mesh%22&amp;tab=Everything&amp;search_scope=MyInst_and_CI&amp;vid=33UDP_INST:33UDP&amp;offset=0</text:a>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Variational B-rep Model Analysis for Direct Modeling using Geometric Perturbation</text:p>
          </table:table-cell>
          <table:table-cell table:style-name="ce7" office:value-type="string" calcext:value-type="string">
            <text:p><text:a xlink:href="https://academic.oup.com/jcde/article/6/4/606/5732360" xlink:type="simple">https://academic.oup.com/jcde/article/6/4/606/5732360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On Limitations of the Witness Configuration Method for Geometric Constraint Solving in CAD Modeling</text:p>
          </table:table-cell>
          <table:table-cell table:style-name="ce7" office:value-type="string" calcext:value-type="string">
            <text:p><text:a xlink:href="https://arxiv.org/abs/1904.00526" xlink:type="simple">https://arxiv.org/abs/1904.00526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ketch-based Retrieval and Instantiation of Parametric Parts</text:p>
          </table:table-cell>
          <table:table-cell office:value-type="string" calcext:value-type="string">
            <text:p>https://www.sciencedirect.com/science/article/abs/pii/S0010448518303464</text:p>
          </table:table-cell>
          <table:table-cell table:style-name="ce7" office:value-type="string" calcext:value-type="string">
            <text:p><text:a xlink:href="https://odebuplus.univ-poitiers.fr/discovery/search?query=any,contains,%22Sketch-based%20Retrieval%20and%20Instantiation%20of%20Parametric%20Parts%22&amp;tab=Everything&amp;search_scope=MyInst_and_CI&amp;vid=33UDP_INST:33UDP&amp;offset=0" xlink:type="simple">https://odebuplus.univ-poitiers.fr/discovery/search?query=any,contains,%22Sketch-based%20Retrieval%20and%20Instantiation%20of%20Parametric%20Parts%22&amp;tab=Everything&amp;search_scope=MyInst_and_CI&amp;vid=33UDP_INST:33UDP&amp;offset=0</text:a>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On Verification of Interoperability of CAD Systems with a Focus on Invariant Properties</text:p>
          </table:table-cell>
          <table:table-cell table:style-name="ce7" office:value-type="string" calcext:value-type="string">
            <text:p><text:a xlink:href="https://www.sciencedirect.com/science/article/abs/pii/S0010448519302039" xlink:type="simple">https://www.sciencedirect.com/science/article/abs/pii/S0010448519302039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Watertight Boolean operations: A framework for creating CAD-compatible gap-free editable solid models</text:p>
          </table:table-cell>
          <table:table-cell office:value-type="string" calcext:value-type="string">
            <text:p>https://www.sciencedirect.com/science/article/abs/pii/S0010448519302106</text:p>
          </table:table-cell>
          <table:table-cell table:style-name="ce7" office:value-type="string" calcext:value-type="string">
            <text:p><text:a xlink:href="https://pdf.sciencedirectassets.com/271502/1-s2.0-S0010448519X00081/1-s2.0-S0010448519302106/main.pdf?X-Amz-Security-Token=IQoJb3JpZ2luX2VjEJb%2F%2F%2F%2F%2F%2F%2F%2F%2F%2FwEaCXVzLWVhc3QtMSJGMEQCIC2FA7ZvXnFPUAhgzLRmkXaNJ4OJPASjKwczJHiw5RvfAiAVHL%2BTEA312a%2FnCeTwdwr7nzsHRuKwUpBkM%2F7bw7bUjirVBAju%2F%2F%2F%2F%2F%2F%2F%2F%2F%2F8BEAUaDDA1OTAwMzU0Njg2NSIMK8T1Syjd0iPe74ppKqkE7ZLD%2FcrMI49VBS9HyA%2FpFUXzIoyvgi9hfQ26gNWAE5QnQDrtRwR%2BayS3xFJu%2BGuY32iT%2BnIk%2Foq81V1flHVb6ESvZuP2Dmn8m4zZYONg%2Fhj8VOceimk4Gd0SfhQCR7BSOQEv6bXJqoBSn8YrxUAcRbGZ2pQIv7h15YJSx%2FUV17tqxc7feaHQ2kqWOhnDxMZXvrIMiSeQnZtYcntMGxkrFBg%2FaPior%2B%2BQBQ7z3n09B3PMCfffByFGCLDMJ3A4i71d9vdw8IyxYpWJiHfuc0eRuHmEuRFMwzXzwbyh0OHhJkN16zeQ6nZTDc7OigeJ9MMVqf8dsDN%2FmlaFg1wyAE4A1iJL9E%2FsCbTg1jaW%2BJm8eRszc%2F8lrIzRsJP6nn1FdEWq1e7lzn9jAWT44b%2FizoJzSNM80gpE5u4EbUbC8RH3cKMSYnasb2vwQ1LsLYHypwd7zcLCavbnimwsWiL9FlDUlP3umIQqlt026o2kAh%2FXW8r%2BTxu6YQX4EUu1cCkJQNdZ7ivOeHn6hMaBRBEE7XovVkZlFfkZM%2BNKqmsK0L4pdlb6hz8ulFtiIcFgHqtTctq%2BzbsPyMTVD7fHgb%2FfhuhZ%2F0tIBOq8MAhOoFH0Ssfqh2VG5t7H0QeDgBKbm2PsVa2bgIWOtykYkwzKDYeU65nYd9qDiixQNpzgCHRPPHmIyIinhHC14FbkJKxP4JWMdxLcW7tDgCZVx4GRG3%2BXwDO6RaMtK36D7dAEdDCz04qeBjqqAVJ2cMtvMU0z5afbsvfYLYsBbkbbrFhEinzV5sR0fAihDUkAF2HdaFwDyGLPYiSKdYY8mGYwUdSMLpJ3CBzGYId4RzxG9zjJ33kfudUVTErm%2BUUAniaiDjpDVaCUetI%2B4m7UQYutVHGStGcjs%2BJlhZn2%2BhVWTgVkwFpbNe67XsMvgDRRh1EG%2FrSVieLkxbWXx36COX0o7h9TvS9U75ONXu4YCd4wtFzv%2FMA2&amp;X-Amz-Algorithm=AWS4-HMAC-SHA256&amp;X-Amz-Date=20230114T141624Z&amp;X-Amz-SignedHeaders=host&amp;X-Amz-Expires=300&amp;X-Amz-Credential=ASIAQ3PHCVTY6QFOWL2H%2F20230114%2Fus-east-1%2Fs3%2Faws4_request&amp;X-Amz-Signature=7004bf3fd43f92e2f65a4ea0e973b0566c84881c294081330b8fb8c0b05ef672&amp;hash=be72d19644c0f25b2a979cd2511d2c726476e5f63bffe2db72dd153bf59253a3&amp;host=68042c943591013ac2b2430a89b270f6af2c76d8dfd086a07176afe7c76c2c61&amp;pii=S0010448519302106&amp;tid=spdf-9c442c0c-2a93-4983-802d-16f4a291c526&amp;sid=d773c13c4708334b674b81f81832f4200be5gxrqb&amp;type=client&amp;ua=4d5e5d57020252000604&amp;rr=7896fd3ddd4a994b" xlink:type="simple">https://pdf.sciencedirectassets.com/271502/1-s2.0-S0010448519X00081/1-s2.0-S0010448519302106/main.pdf?X-Amz-Security-Token=IQoJb3JpZ2luX2VjEJb%2F%2F%2F%2F%2F%2F%2F%2F%2F%2FwEaCXVzLWVhc3QtMSJGMEQCIC2FA7ZvXnFPUAhgzLRmkXaNJ4OJPASjKwczJHiw5RvfAiAVHL%2BTEA312a%2FnCeTwdwr7nzsHRuKwUpBkM%2F7bw7bUjirVBAju%2F%2F%2F%2F%2F%2F%2F%2F%2F%2F8BEAUaDDA1OTAwMzU0Njg2NSIMK8T1Syjd0iPe74ppKqkE7ZLD%2FcrMI49VBS9HyA%2FpFUXzIoyvgi9hfQ26gNWAE5QnQDrtRwR%2BayS3xFJu%2BGuY32iT%2BnIk%2Foq81V1flHVb6ESvZuP2Dmn8m4zZYONg%2Fhj8VOceimk4Gd0SfhQCR7BSOQEv6bXJqoBSn8YrxUAcRbGZ2pQIv7h15YJSx%2FUV17tqxc7feaHQ2kqWOhnDxMZXvrIMiSeQnZtYcntMGxkrFBg%2FaPior%2B%2BQBQ7z3n09B3PMCfffByFGCLDMJ3A4i71d9vdw8IyxYpWJiHfuc0eRuHmEuRFMwzXzwbyh0OHhJkN16zeQ6nZTDc7OigeJ9MMVqf8dsDN%2FmlaFg1wyAE4A1iJL9E%2FsCbTg1jaW%2BJm8eRszc%2F8lrIzRsJP6nn1FdEWq1e7lzn9jAWT44b%2FizoJzSNM80gpE5u4EbUbC8RH3cKMSYnasb2vwQ1LsLYHypwd7zcLCavbnimwsWiL9FlDUlP3umIQqlt026o2kAh%2FXW8r%2BTxu6YQX4EUu1cCkJQNdZ7ivOeHn6hMaBRBEE7XovVkZlFfkZM%2BNKqmsK0L4pdlb6hz8ulFtiIcFgHqtTctq%2BzbsPyMTVD7fHgb%2FfhuhZ%2F0tIBOq8MAhOoFH0Ssfqh2VG5t7H0QeDgBKbm2PsVa2bgIWOtykYkwzKDYeU65nYd9qDiixQNpzgCHRPPHmIyIinhHC14FbkJKxP4JWMdxLcW7tDgCZVx4GRG3%2BXwDO6RaMtK36D7dAEdDCz04qeBjqqAVJ2cMtvMU0z5afbsvfYLYsBbkbbrFhEinzV5sR0fAihDUkAF2HdaFwDyGLPYiSKdYY8mGYwUdSMLpJ3CBzGYId4RzxG9zjJ33kfudUVTErm%2BUUAniaiDjpDVaCUetI%2B4m7UQYutVHGStGcjs%2BJlhZn2%2BhVWTgVkwFpbNe67XsMvgDRRh1EG%2FrSVieLkxbWXx36COX0o7h9TvS9U75ONXu4YCd4wtFzv%2FMA2&amp;X-Amz-Algorithm=AWS4-HMAC-SHA256&amp;X-Amz-Date=20230114T141624Z&amp;X-Amz-SignedHeaders=host&amp;X-Amz-Expires=300&amp;X-Amz-Credential=ASIAQ3PHCVTY6QFOWL2H%2F20230114%2Fus-east-1%2Fs3%2Faws4_request&amp;X-Amz-Signature=7004bf3fd43f92e2f65a4ea0e973b0566c84881c294081330b8fb8c0b05ef672&amp;hash=be72d19644c0f25b2a979cd2511d2c726476e5f63bffe2db72dd153bf59253a3&amp;host=68042c943591013ac2b2430a89b270f6af2c76d8dfd086a07176afe7c76c2c61&amp;pii=S0010448519302106&amp;tid=spdf-9c442c0c-2a93-4983-802d-16f4a291c526&amp;sid=d773c13c4708334b674b81f81832f4200be5gxrqb&amp;type=client&amp;ua=4d5e5d57020252000604&amp;rr=7896fd3ddd4a994b</text:a>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Variational B-rep model analysis for direct modeling using geometric perturbation</text:p>
          </table:table-cell>
          <table:table-cell table:style-name="ce7" office:value-type="string" calcext:value-type="string">
            <text:p><text:a xlink:href="https://www.sciencedirect.com/science/article/pii/S2288430018302501" xlink:type="simple">https://www.sciencedirect.com/science/article/pii/S2288430018302501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Assessment of Parametric Assembly Models Based on CAD Quality Dimensions</text:p>
          </table:table-cell>
          <table:table-cell table:style-name="ce7" office:value-type="string" calcext:value-type="string">
            <text:p>https://www.cad-journal.net/files/vol_16/CAD_16(4)_2019_628-653.pdf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<text:s/>Revisiting the design intent concept in the context of mechanical CAD education</text:p>
          </table:table-cell>
          <table:table-cell table:style-name="ce7" office:value-type="string" calcext:value-type="string">
            <text:p><text:a xlink:href="https://www.tandfonline.com/doi/full/10.1080/16864360.2017.1353733" xlink:type="simple">https://www.tandfonline.com/doi/full/10.1080/16864360.2017.1353733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<text:s/>Automatic construction of structural CAD models from 3D topology optimization</text:p>
          </table:table-cell>
          <table:table-cell table:style-name="ce7" office:value-type="string" calcext:value-type="string">
            <text:p><text:a xlink:href="https://www.tandfonline.com/doi/full/10.1080/16864360.2017.1353726" xlink:type="simple">https://www.tandfonline.com/doi/full/10.1080/16864360.2017.1353726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Intelligent agents for feature modelling in computer aided design</text:p>
          </table:table-cell>
          <table:table-cell table:style-name="ce7" office:value-type="string" calcext:value-type="string">
            <text:p><text:a xlink:href="https://www.sciencedirect.com/science/article/pii/S2288430017300520" xlink:type="simple">https://www.sciencedirect.com/science/article/pii/S2288430017300520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Random cutting plane approach for identifying volumetric features in a CAD mesh model</text:p>
          </table:table-cell>
          <table:table-cell office:value-type="string" calcext:value-type="string">
            <text:p>https://www.sciencedirect.com/science/article/abs/pii/S0097849317301188</text:p>
          </table:table-cell>
          <table:table-cell table:style-name="ce7" office:value-type="string" calcext:value-type="string">
            <text:p>https://api.panist.fr/document/27BA9E0A8ABD4DD4E311CB48082E25885031F9C5/fulltext/pdf?sid=clickandread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Learning localized features in 3D CAD models for manufacturability analysis of drilled holes</text:p>
          </table:table-cell>
          <table:table-cell table:style-name="ce7" office:value-type="string" calcext:value-type="string">
            <text:p><text:a xlink:href="https://www.sciencedirect.com/science/article/abs/pii/S0167839618300384" xlink:type="simple">https://www.sciencedirect.com/science/article/abs/pii/S0167839618300384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3D CAD modeling of deep drawing tools based on a new graphical langage</text:p>
          </table:table-cell>
          <table:table-cell table:style-name="ce7" office:value-type="string" calcext:value-type="string">
            <text:p><text:a xlink:href="https://www.tandfonline.com/doi/full/10.1080/16864360.2018.1441228" xlink:type="simple">https://www.tandfonline.com/doi/full/10.1080/16864360.2018.1441228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A slice-based algorithm for automatic and feature-preserving hole-filling in a CAD mesh model</text:p>
          </table:table-cell>
          <table:table-cell table:style-name="ce7" office:value-type="string" calcext:value-type="string">
            <text:p><text:a xlink:href="https://www.tandfonline.com/doi/full/10.1080/16864360.2018.1466807" xlink:type="simple">https://www.tandfonline.com/doi/full/10.1080/16864360.2018.1466807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<text:s/>Exploration and evaluation of CAD modeling in virtual reality</text:p>
          </table:table-cell>
          <table:table-cell table:style-name="ce7" office:value-type="string" calcext:value-type="string">
            <text:p>https://www.tandfonline.com/doi/full/10.1080/16864360.2018.1462570</text:p>
          </table:table-cell>
          <table:table-cell/>
        </table:table-row>
        <table:table-row table:style-name="ro1" table:number-rows-repeated="10484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09:45:44.153832212</meta:creation-date>
    <dc:date>2023-02-17T19:57:31.718793597</dc:date>
    <meta:editing-duration>PT4H35M29S</meta:editing-duration>
    <meta:editing-cycles>20</meta:editing-cycles>
    <meta:generator>LibreOffice/7.3.7.2$Linux_X86_64 LibreOffice_project/30$Build-2</meta:generator>
    <meta:document-statistic meta:table-count="1" meta:cell-count="212" meta:object-count="0"/>
  </office:meta>
</office:document-meta>
</file>